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1" svg:font-family="Mangal"/>
    <style:font-face style:name="Arial Black" svg:font-family="'Arial Black'" style:font-family-generic="roman"/>
    <style:font-face style:name="Bitstream Vera Sans Mono" svg:font-family="'Bitstream Vera Sans Mono'" style:font-family-generic="modern" style:font-pitch="fixed"/>
    <style:font-face style:name="MS Gothic" svg:font-family="'MS Gothic'" style:font-pitch="variable"/>
    <style:font-face style:name="MV Boli" svg:font-family="'MV Boli'" style:font-pitch="variable"/>
    <style:font-face style:name="Tahoma" svg:font-family="Tahoma" style:font-pitch="variable"/>
    <style:font-face style:name="Blackoak Std" svg:font-family="'Blackoak Std'" style:font-adornments="Regular" style:font-family-generic="decorative" style:font-pitch="variable"/>
    <style:font-face style:name="Charlemagne Std" svg:font-family="'Charlemagne Std'" style:font-family-generic="decorative" style:font-pitch="variable"/>
    <style:font-face style:name="Mesquite Std" svg:font-family="'Mesquite Std'" style:font-family-generic="decorative" style:font-pitch="variable"/>
    <style:font-face style:name="Poplar Std" svg:font-family="'Poplar Std'" style:font-family-generic="decorative" style:font-pitch="variable"/>
    <style:font-face style:name="Rosewood Std Regular" svg:font-family="'Rosewood Std Regular'" style:font-family-generic="decorative" style:font-pitch="variable"/>
    <style:font-face style:name="Adobe Fangsong Std R" svg:font-family="'Adobe Fangsong Std R'" style:font-family-generic="roman" style:font-pitch="variable"/>
    <style:font-face style:name="Adobe Garamond Pro Bold" svg:font-family="'Adobe Garamond Pro Bold'" style:font-family-generic="roman" style:font-pitch="variable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iller" svg:font-family="Chiller" style:font-family-generic="roman" style:font-pitch="variable"/>
    <style:font-face style:name="Cooper Std Black" svg:font-family="'Cooper Std Black'" style:font-family-generic="roman" style:font-pitch="variable"/>
    <style:font-face style:name="Jokerman" svg:font-family="Jokerman" style:font-family-generic="roman" style:font-pitch="variable"/>
    <style:font-face style:name="Showcard Gothic" svg:font-family="'Showcard Gothic'" style:font-family-generic="roman" style:font-pitch="variable"/>
    <style:font-face style:name="Trajan Pro" svg:font-family="'Trajan Pro'" style:font-family-generic="roman" style:font-pitch="variable"/>
    <style:font-face style:name="Wide Latin" svg:font-family="'Wide Latin'" style:font-family-generic="roman" style:font-pitch="variable"/>
    <style:font-face style:name="Arabic Typesetting" svg:font-family="'Arabic Typesetting'" style:font-family-generic="script" style:font-pitch="variable"/>
    <style:font-face style:name="Brush Script Std" svg:font-family="'Brush Script Std'" style:font-family-generic="script" style:font-pitch="variable"/>
    <style:font-face style:name="Urdu Typesetting" svg:font-family="'Urdu Typesetting'" style:font-family-generic="script" style:font-pitch="variable"/>
    <style:font-face style:name="Arial" svg:font-family="Arial" style:font-family-generic="swiss" style:font-pitch="variable"/>
    <style:font-face style:name="Hobo Std" svg:font-family="'Hobo Std'" style:font-family-generic="swiss" style:font-pitch="variable"/>
    <style:font-face style:name="Nueva Std Cond" svg:font-family="'Nueva Std Cond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76923c" style:font-name="Arial1" fo:font-size="22pt" fo:font-style="italic" fo:text-shadow="1pt 1pt" fo:font-weight="bold" style:font-size-asian="22pt" style:font-style-asian="italic" style:font-weight-asian="bold" style:font-name-complex="Arial2" style:font-size-complex="22pt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22pt" fo:font-weight="bold" style:font-size-asian="22pt" style:font-weight-asian="bold" style:font-name-complex="Arial2" style:font-size-complex="22pt"/>
    </style:style>
    <style:style style:name="P6" style:family="paragraph" style:parent-style-name="Standard">
      <style:paragraph-properties fo:margin-top="0cm" fo:margin-bottom="0cm" fo:line-height="100%"/>
      <style:text-properties style:font-name="Arial1" fo:font-size="48pt" style:font-size-asian="48pt" style:font-name-complex="Arial2" style:font-size-complex="48pt"/>
    </style:style>
    <style:style style:name="P7" style:family="paragraph" style:parent-style-name="Standard">
      <style:paragraph-properties fo:margin-top="0cm" fo:margin-bottom="0cm" fo:line-height="100%"/>
      <style:text-properties fo:text-shadow="1pt 1pt"/>
    </style:style>
    <style:style style:name="P8" style:family="paragraph" style:parent-style-name="Standard" style:master-page-name="Standard">
      <style:paragraph-properties fo:margin-top="0cm" fo:margin-bottom="0cm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fo:font-size="72pt" style:text-underline-style="solid" style:text-underline-width="auto" style:text-underline-color="font-color" fo:font-weight="bold" style:font-size-asian="72pt" style:font-weight-asian="bold" style:font-name-complex="Arial2" style:font-size-complex="72pt"/>
    </style:style>
    <style:style style:name="T3" style:family="text">
      <style:text-properties style:font-name="Arial1" fo:font-size="72pt" fo:text-shadow="1pt 1pt" style:text-underline-style="solid" style:text-underline-width="auto" style:text-underline-color="font-color" fo:font-weight="bold" style:font-size-asian="72pt" style:font-weight-asian="bold" style:font-name-complex="Arial2" style:font-size-complex="72pt"/>
    </style:style>
    <style:style style:name="T4" style:family="text">
      <style:text-properties style:font-name="Arial1" fo:font-size="22pt" style:font-size-asian="22pt" style:font-name-complex="Arial2" style:font-size-complex="22pt"/>
    </style:style>
    <style:style style:name="T5" style:family="text">
      <style:text-properties style:font-name="Arial1" fo:font-size="22pt" fo:font-weight="bold" style:font-size-asian="22pt" style:font-weight-asian="bold" style:font-name-complex="Arial2" style:font-size-complex="22pt"/>
    </style:style>
    <style:style style:name="T6" style:family="text">
      <style:text-properties style:font-name="Arial1" fo:font-size="22pt" fo:font-weight="bold" fo:background-color="#ffff00" style:font-size-asian="22pt" style:font-weight-asian="bold" style:font-name-complex="Arial2" style:font-size-complex="22pt"/>
    </style:style>
    <style:style style:name="T7" style:family="text">
      <style:text-properties style:font-name="Arial1" fo:font-size="22pt" fo:font-weight="bold" fo:background-color="#0000ff" style:font-size-asian="22pt" style:font-weight-asian="bold" style:font-name-complex="Arial2" style:font-size-complex="22pt"/>
    </style:style>
    <style:style style:name="T8" style:family="text">
      <style:text-properties style:font-name="Arial1" fo:font-size="22pt" fo:text-shadow="1pt 1pt" fo:font-weight="bold" style:font-size-asian="22pt" style:font-weight-asian="bold" style:font-name-complex="Arial2" style:font-size-complex="22pt"/>
    </style:style>
    <style:style style:name="T9" style:family="text">
      <style:text-properties style:font-name="Arial1" fo:font-size="22pt" style:text-blinking="true" style:font-size-asian="22pt" style:font-name-complex="Arial2" style:font-size-complex="22pt"/>
    </style:style>
    <style:style style:name="T10" style:family="text">
      <style:text-properties style:font-name="Arial1" fo:font-size="48pt" style:font-size-asian="48pt" style:font-name-complex="Arial2" style:font-size-complex="48pt"/>
    </style:style>
    <style:style style:name="T11" style:family="text">
      <style:text-properties fo:color="#76923c" style:font-name="Arial1" fo:font-size="22pt" fo:font-style="italic" fo:font-weight="bold" style:font-size-asian="22pt" style:font-style-asian="italic" style:font-weight-asian="bold" style:font-name-complex="Arial2" style:font-size-complex="22pt"/>
    </style:style>
    <style:style style:name="T12" style:family="text">
      <style:text-properties fo:color="#76923c" style:font-name="Arial1" fo:font-size="48pt" fo:font-style="italic" fo:font-weight="bold" style:font-size-asian="48pt" style:font-style-asian="italic" style:font-weight-asian="bold" style:font-name-complex="Arial2" style:font-size-complex="48pt"/>
    </style:style>
    <style:style style:name="T13" style:family="text">
      <style:text-properties fo:color="#76923c" style:font-name="Jokerman" fo:font-size="28pt" style:font-size-asian="28pt" style:font-name-complex="Arial2" style:font-size-complex="36pt"/>
    </style:style>
    <style:style style:name="T14" style:family="text">
      <style:text-properties fo:color="#76923c" style:font-name="Jokerman" fo:font-size="36pt" style:font-size-asian="36pt" style:font-name-complex="Arial2" style:font-size-complex="36pt"/>
    </style:style>
    <style:style style:name="T15" style:family="text">
      <style:text-properties fo:color="#76923c" style:font-name="Rosewood Std Regular" fo:font-size="28pt" style:font-size-asian="28pt" style:font-name-complex="Arial2" style:font-size-complex="36pt"/>
    </style:style>
    <style:style style:name="T16" style:family="text">
      <style:text-properties fo:color="#76923c" style:font-name="Rosewood Std Regular" fo:font-size="36pt" style:font-size-asian="36pt" style:font-name-complex="Arial2" style:font-size-complex="36pt"/>
    </style:style>
    <style:style style:name="T17" style:family="text">
      <style:text-properties fo:color="#76923c" style:font-name="Nueva Std Cond" fo:font-size="28pt" style:font-size-asian="28pt" style:font-name-complex="Arial2" style:font-size-complex="36pt"/>
    </style:style>
    <style:style style:name="T18" style:family="text">
      <style:text-properties fo:color="#76923c" style:font-name="Nueva Std Cond" fo:font-size="28pt" fo:font-weight="bold" style:font-size-asian="28pt" style:font-weight-asian="bold" style:font-name-complex="Arial2" style:font-size-complex="36pt" style:font-weight-complex="bold"/>
    </style:style>
    <style:style style:name="T19" style:family="text">
      <style:text-properties fo:color="#76923c" style:font-name="Nueva Std Cond" fo:font-size="36pt" style:font-size-asian="36pt" style:font-name-complex="Arial2" style:font-size-complex="36pt"/>
    </style:style>
    <style:style style:name="T20" style:family="text">
      <style:text-properties fo:color="#76923c" style:font-name="Nueva Std Cond" fo:font-size="36pt" fo:font-weight="bold" style:font-size-asian="36pt" style:font-weight-asian="bold" style:font-name-complex="Arial2" style:font-size-complex="36pt" style:font-weight-complex="bold"/>
    </style:style>
    <style:style style:name="T21" style:family="text">
      <style:text-properties fo:color="#76923c" style:font-name="Nueva Std Cond" fo:font-size="20pt" fo:font-weight="bold" style:font-size-asian="20pt" style:font-weight-asian="bold" style:font-name-complex="Arial2" style:font-size-complex="20pt" style:font-weight-complex="bold"/>
    </style:style>
    <style:style style:name="T22" style:family="text">
      <style:text-properties fo:color="#76923c" style:font-name="Nueva Std Cond" fo:font-size="40pt" fo:font-weight="bold" style:font-size-asian="40pt" style:font-weight-asian="bold" style:font-name-complex="Arial2" style:font-size-complex="40pt" style:font-weight-complex="bold"/>
    </style:style>
    <style:style style:name="T23" style:family="text">
      <style:text-properties fo:color="#4f6228" style:font-name="Arial1" fo:font-size="48pt" fo:font-style="italic" fo:font-weight="bold" style:font-size-asian="48pt" style:font-style-asian="italic" style:font-weight-asian="bold" style:font-name-complex="Arial2" style:font-size-complex="48pt"/>
    </style:style>
    <style:style style:name="T24" style:family="text">
      <style:text-properties fo:color="#4f6228" style:font-name="Arial1" fo:font-size="48pt" fo:font-style="italic" fo:font-weight="normal" style:font-size-asian="48pt" style:font-style-asian="italic" style:font-weight-asian="normal" style:font-name-complex="Arial2" style:font-size-complex="48pt" style:font-weight-complex="normal"/>
    </style:style>
    <style:style style:name="T25" style:family="text">
      <style:text-properties style:font-name="Chiller" fo:font-size="72pt" style:font-size-asian="72pt" style:font-name-complex="Arial2" style:font-size-complex="72pt"/>
    </style:style>
    <style:style style:name="T26" style:family="text">
      <style:text-properties style:font-name="Showcard Gothic" fo:font-size="22pt" fo:font-weight="bold" style:font-size-asian="22pt" style:font-weight-asian="bold" style:font-name-complex="Arial2" style:font-size-complex="22pt"/>
    </style:style>
    <style:style style:name="T27" style:family="text">
      <style:text-properties style:font-name="Wide Latin" fo:font-size="22pt" style:font-size-asian="22pt" style:font-name-complex="Arial2" style:font-size-complex="22pt"/>
    </style:style>
    <style:style style:name="T28" style:family="text">
      <style:text-properties fo:color="#fffefd" style:font-name="Arial1" fo:font-size="22pt" fo:letter-spacing="0.018cm" fo:font-weight="bold" style:font-size-asian="22pt" style:font-weight-asian="bold" style:font-name-complex="Arial2" style:font-size-complex="22pt"/>
    </style:style>
    <style:style style:name="T29" style:family="text">
      <style:text-properties fo:color="#fffefd" style:font-name="Algerian" fo:font-size="48pt" fo:letter-spacing="0.018cm" fo:font-weight="bold" style:font-size-asian="48pt" style:font-weight-asian="bold" style:font-name-complex="Arial2" style:font-size-complex="48pt"/>
    </style:style>
    <style:style style:name="T30" style:family="text">
      <style:text-properties style:font-name="Brush Script Std" fo:font-size="72pt" style:font-size-asian="72pt" style:font-name-complex="Arial2" style:font-size-complex="72pt"/>
    </style:style>
    <style:style style:name="T31" style:family="text">
      <style:text-properties style:font-name="Brush Script Std" fo:font-size="22pt" fo:text-shadow="1pt 1pt" style:font-size-asian="22pt" style:font-name-complex="Arial2" style:font-size-complex="22pt"/>
    </style:style>
    <style:style style:name="T32" style:family="text">
      <style:text-properties style:font-name="Nueva Std Cond" fo:font-size="72pt" style:font-size-asian="72pt" style:font-name-complex="Arial2" style:font-size-complex="72pt"/>
    </style:style>
    <style:style style:name="T33" style:family="text">
      <style:text-properties style:font-name="Urdu Typesetting" fo:font-size="72pt" style:font-size-asian="72pt" style:font-name-complex="Arial2" style:font-size-complex="72pt"/>
    </style:style>
    <style:style style:name="T34" style:family="text">
      <style:text-properties style:font-name="Urdu Typesetting" fo:font-size="22pt" style:font-size-asian="22pt" style:font-name-complex="Arial2" style:font-size-complex="22pt"/>
    </style:style>
    <style:style style:name="T35" style:family="text">
      <style:text-properties style:font-name="Urdu Typesetting" fo:font-size="22pt" fo:text-shadow="1pt 1pt" style:font-size-asian="22pt" style:font-name-complex="Arial2" style:font-size-complex="22pt"/>
    </style:style>
    <style:style style:name="T36" style:family="text">
      <style:text-properties fo:color="#ff0000" style:text-outline="true" style:font-name="Showcard Gothic" fo:font-size="22pt" fo:font-weight="bold" style:font-size-asian="22pt" style:font-weight-asian="bold" style:font-name-complex="Arial2" style:font-size-complex="22pt"/>
    </style:style>
    <style:style style:name="T37" style:family="text">
      <style:text-properties fo:color="#ff0000" style:text-outline="true" style:font-name="Rosewood Std Regular" fo:font-size="22pt" fo:font-weight="bold" style:font-size-asian="22pt" style:font-weight-asian="bold" style:font-name-complex="Arial2" style:font-size-complex="22pt"/>
    </style:style>
    <style:style style:name="T38" style:family="text">
      <style:text-properties fo:color="#ff0000" style:text-outline="true" style:font-name="Poplar Std" fo:font-size="22pt" fo:font-weight="bold" style:font-size-asian="22pt" style:font-weight-asian="bold" style:font-name-complex="Arial2" style:font-size-complex="22pt"/>
    </style:style>
    <style:style style:name="T39" style:family="text">
      <style:text-properties fo:color="#ff0000" style:font-name="Arial1" fo:font-size="22pt" fo:font-weight="bold" style:font-size-asian="22pt" style:font-weight-asian="bold" style:font-name-complex="Arial2" style:font-size-complex="22pt"/>
    </style:style>
    <style:style style:name="T40" style:family="text">
      <style:text-properties fo:color="#ff0000" style:font-name="Arial1" fo:font-size="22pt" fo:text-shadow="1pt 1pt" fo:font-weight="bold" style:font-size-asian="22pt" style:font-weight-asian="bold" style:font-name-complex="Arial2" style:font-size-complex="22pt"/>
    </style:style>
    <style:style style:name="T41" style:family="text">
      <style:text-properties fo:color="#ff0000" style:text-outline="false" style:font-name="Poplar Std" fo:font-size="22pt" fo:font-weight="bold" style:font-size-asian="22pt" style:font-weight-asian="bold" style:font-name-complex="Arial2" style:font-size-complex="22pt"/>
    </style:style>
    <style:style style:name="T42" style:family="text">
      <style:text-properties fo:color="#ff0000" style:text-outline="false" style:font-name="Poplar Std" fo:font-size="22pt" fo:text-shadow="1pt 1pt" fo:font-weight="bold" style:font-size-asian="22pt" style:font-weight-asian="bold" style:font-name-complex="Arial2" style:font-size-complex="22pt"/>
    </style:style>
    <style:style style:name="T43" style:family="text">
      <style:text-properties fo:color="#ff950e" style:font-name="Arial1" fo:font-size="22pt" fo:font-weight="bold" style:font-size-asian="22pt" style:font-weight-asian="bold" style:font-name-complex="Arial2" style:font-size-complex="22pt"/>
    </style:style>
    <style:style style:name="T44" style:family="text">
      <style:text-properties fo:color="#ff950e" style:font-name="Arial1" fo:font-size="22pt" fo:font-weight="bold" fo:background-color="#ffff00" style:font-size-asian="22pt" style:font-weight-asian="bold" style:font-name-complex="Arial2" style:font-size-complex="22pt"/>
    </style:style>
    <style:style style:name="T45" style:family="text">
      <style:text-properties fo:color="#ff950e" style:font-name="Arial1" fo:font-size="22pt" fo:text-shadow="1pt 1pt" fo:font-weight="bold" style:font-size-asian="22pt" style:font-weight-asian="bold" style:font-name-complex="Arial2" style:font-size-complex="22pt"/>
    </style:style>
    <style:style style:name="T46" style:family="text">
      <style:text-properties fo:color="#ff950e" style:font-name="Arial1" fo:font-size="22pt" fo:text-shadow="1pt 1pt" fo:font-weight="bold" style:text-blinking="true" style:font-size-asian="22pt" style:font-weight-asian="bold" style:font-name-complex="Arial2" style:font-size-complex="22pt"/>
    </style:style>
    <style:style style:name="T47" style:family="text">
      <style:text-properties fo:color="#ff950e" style:font-name="Arial1" fo:font-size="22pt" fo:text-shadow="1pt 1pt" fo:font-weight="bold" style:text-blinking="false" style:font-size-asian="22pt" style:font-weight-asian="bold" style:font-name-complex="Arial2" style:font-size-complex="22pt"/>
    </style:style>
    <style:style style:name="T48" style:family="text">
      <style:text-properties fo:color="#ff950e" style:text-outline="true" style:font-name="Arial1" fo:font-size="22pt" fo:letter-spacing="0.018cm" fo:font-weight="bold" style:font-size-asian="22pt" style:font-weight-asian="bold" style:font-name-complex="Arial2" style:font-size-complex="22pt"/>
    </style:style>
    <style:style style:name="T49" style:family="text">
      <style:text-properties fo:color="#ff950e" style:text-outline="true" style:font-name="Arial1" fo:font-size="22pt" fo:letter-spacing="0.018cm" fo:font-weight="bold" fo:background-color="#ffff99" style:font-size-asian="22pt" style:font-weight-asian="bold" style:font-name-complex="Arial2" style:font-size-complex="22pt"/>
    </style:style>
    <style:style style:name="T50" style:family="text">
      <style:text-properties fo:color="#ff950e" style:text-outline="true" style:font-name="Algerian" fo:font-size="48pt" fo:letter-spacing="0.018cm" fo:font-weight="bold" style:font-size-asian="48pt" style:font-weight-asian="bold" style:font-name-complex="Arial2" style:font-size-complex="48pt"/>
    </style:style>
    <style:style style:name="T51" style:family="text">
      <style:text-properties fo:color="#ff950e" style:text-outline="true" style:font-name="Algerian" fo:font-size="48pt" fo:letter-spacing="0.018cm" fo:font-weight="bold" fo:background-color="#ffff99" style:font-size-asian="48pt" style:font-weight-asian="bold" style:font-name-complex="Arial2" style:font-size-complex="48pt"/>
    </style:style>
    <style:style style:name="T52" style:family="text">
      <style:text-properties fo:color="#ff950e" style:text-outline="true" style:font-name="Mesquite Std" fo:font-size="48pt" fo:letter-spacing="0.018cm" fo:font-weight="bold" fo:background-color="#ffff99" style:font-size-asian="48pt" style:font-weight-asian="bold" style:font-name-complex="Arial2" style:font-size-complex="48pt"/>
    </style:style>
    <style:style style:name="T53" style:family="text">
      <style:text-properties fo:color="#ff950e" style:text-outline="true" style:font-name="Rosewood Std Regular" fo:font-size="48pt" fo:letter-spacing="0.018cm" fo:font-weight="bold" fo:background-color="#ffff99" style:font-size-asian="48pt" style:font-weight-asian="bold" style:font-name-complex="Arial2" style:font-size-complex="48pt"/>
    </style:style>
    <style:style style:name="T54" style:family="text">
      <style:text-properties fo:color="#ff950e" style:text-outline="false" style:font-name="Arial1" fo:font-size="22pt" fo:letter-spacing="0.018cm" fo:font-weight="bold" style:font-size-asian="22pt" style:font-weight-asian="bold" style:font-name-complex="Arial2" style:font-size-complex="22pt"/>
    </style:style>
    <style:style style:name="T55" style:family="text">
      <style:text-properties fo:color="#0000ff" style:font-name="Arial1" fo:font-size="22pt" fo:font-weight="bold" style:font-size-asian="22pt" style:font-weight-asian="bold" style:font-name-complex="Arial2" style:font-size-complex="22pt"/>
    </style:style>
    <style:style style:name="T56" style:family="text">
      <style:text-properties fo:color="#0000ff" style:font-name="Arial1" fo:font-size="22pt" fo:font-weight="bold" fo:background-color="#ffff00" style:font-size-asian="22pt" style:font-weight-asian="bold" style:font-name-complex="Arial2" style:font-size-complex="22pt"/>
    </style:style>
    <style:style style:name="T57" style:family="text">
      <style:text-properties fo:color="#0000ff" style:font-name="Arial1" fo:font-size="22pt" fo:text-shadow="1pt 1pt" fo:font-weight="bold" style:font-size-asian="22pt" style:font-weight-asian="bold" style:font-name-complex="Arial2" style:font-size-complex="22pt"/>
    </style:style>
    <style:style style:name="T58" style:family="text">
      <style:text-properties fo:color="#0000ff" style:font-name="Arial1" fo:font-size="22pt" fo:text-shadow="1pt 1pt" fo:font-weight="bold" fo:background-color="#ffff00" style:font-size-asian="22pt" style:font-weight-asian="bold" style:font-name-complex="Arial2" style:font-size-complex="22pt"/>
    </style:style>
    <style:style style:name="T59" style:family="text">
      <style:text-properties fo:color="#0000ff" style:font-name="Arial1" fo:font-size="22pt" fo:text-shadow="1pt 1pt" fo:font-weight="bold" fo:background-color="#0000ff" style:font-size-asian="22pt" style:font-weight-asian="bold" style:font-name-complex="Arial2" style:font-size-complex="22pt"/>
    </style:style>
    <style:style style:name="T60" style:family="text">
      <style:text-properties fo:color="#c0c0c0" style:font-name="Urdu Typesetting" fo:font-size="72pt" style:font-size-asian="72pt" style:font-name-complex="Arial2" style:font-size-complex="72pt"/>
    </style:style>
    <style:style style:name="T61" style:family="text">
      <style:text-properties fo:color="#c0c0c0" style:font-name="Urdu Typesetting" fo:font-size="72pt" fo:text-shadow="1pt 1pt" style:font-size-asian="72pt" style:font-name-complex="Arial2" style:font-size-complex="72pt"/>
    </style:style>
    <style:style style:name="T62" style:family="text">
      <style:text-properties fo:color="#c0c0c0" style:font-name="Adobe Garamond Pro Bold" fo:font-size="72pt" fo:text-shadow="1pt 1pt" style:font-size-asian="72pt" style:font-name-complex="Arial2" style:font-size-complex="72pt"/>
    </style:style>
    <style:style style:name="T63" style:family="text">
      <style:text-properties fo:color="#c0c0c0" style:font-name="Poplar Std" fo:font-size="72pt" fo:text-shadow="1pt 1pt" style:font-size-asian="72pt" style:font-name-complex="Arial2" style:font-size-complex="72pt"/>
    </style:style>
    <style:style style:name="T64" style:family="text">
      <style:text-properties fo:color="#c0c0c0" style:font-name="Rosewood Std Regular" fo:font-size="72pt" fo:text-shadow="1pt 1pt" style:font-size-asian="72pt" style:font-name-complex="Arial2" style:font-size-complex="72pt"/>
    </style:style>
    <style:style style:name="T65" style:family="text">
      <style:text-properties fo:color="#c0c0c0" style:font-name="Mesquite Std" fo:font-size="72pt" fo:text-shadow="1pt 1pt" style:font-size-asian="72pt" style:font-name-complex="Arial2" style:font-size-complex="72pt"/>
    </style:style>
    <style:style style:name="T66" style:family="text">
      <style:text-properties fo:color="#c0c0c0" style:font-name="Bitstream Vera Sans Mono" fo:font-size="72pt" fo:text-shadow="1pt 1pt" style:font-size-asian="72pt" style:font-name-complex="Arial2" style:font-size-complex="72pt"/>
    </style:style>
    <style:style style:name="T67" style:family="text">
      <style:text-properties fo:color="#c0c0c0" style:font-name="Hobo Std" fo:font-size="72pt" fo:text-shadow="1pt 1pt" style:font-size-asian="72pt" style:font-name-complex="Arial2" style:font-size-complex="72pt"/>
    </style:style>
    <style:style style:name="T68" style:family="text">
      <style:text-properties fo:color="#c0c0c0" style:font-name="Arabic Typesetting" fo:font-size="72pt" fo:text-shadow="1pt 1pt" style:font-size-asian="72pt" style:font-name-complex="Arial2" style:font-size-complex="72pt"/>
    </style:style>
    <style:style style:name="T69" style:family="text">
      <style:text-properties fo:color="#c0c0c0" style:font-name="Brush Script Std" fo:font-size="72pt" fo:text-shadow="1pt 1pt" style:font-size-asian="72pt" style:font-name-complex="Arial2" style:font-size-complex="72pt"/>
    </style:style>
    <style:style style:name="T70" style:family="text">
      <style:text-properties fo:color="#c0c0c0" style:font-name="Charlemagne Std" fo:font-size="72pt" fo:text-shadow="1pt 1pt" style:font-size-asian="72pt" style:font-name-complex="Arial2" style:font-size-complex="72pt"/>
    </style:style>
    <style:style style:name="T71" style:family="text">
      <style:text-properties fo:color="#c0c0c0" style:font-name="Trajan Pro" fo:font-size="72pt" fo:text-shadow="1pt 1pt" style:font-size-asian="72pt" style:font-name-complex="Arial2" style:font-size-complex="72pt"/>
    </style:style>
    <style:style style:name="T72" style:family="text">
      <style:text-properties fo:color="#c0c0c0" style:font-name="Adobe Fangsong Std R" fo:font-size="72pt" fo:text-shadow="1pt 1pt" style:font-size-asian="72pt" style:font-name-complex="Arial2" style:font-size-complex="72pt"/>
    </style:style>
    <style:style style:name="T73" style:family="text">
      <style:text-properties fo:color="#c0c0c0" style:font-name="MV Boli" fo:font-size="72pt" fo:text-shadow="1pt 1pt" style:font-size-asian="72pt" style:font-name-complex="Arial2" style:font-size-complex="72pt"/>
    </style:style>
    <style:style style:name="T74" style:family="text">
      <style:text-properties fo:color="#c0c0c0" style:font-name="MV Boli" fo:font-size="28pt" fo:text-shadow="1pt 1pt" style:font-size-asian="28pt" style:font-name-complex="Arial2" style:font-size-complex="28pt"/>
    </style:style>
    <style:style style:name="T75" style:family="text">
      <style:text-properties fo:color="#c0c0c0" style:font-name="MV Boli" fo:font-size="40pt" fo:text-shadow="1pt 1pt" style:font-size-asian="40pt" style:font-name-complex="Arial2" style:font-size-complex="40pt"/>
    </style:style>
    <style:style style:name="T76" style:family="text">
      <style:text-properties fo:color="#c0c0c0" style:font-name="MV Boli" fo:font-size="48pt" fo:text-shadow="1pt 1pt" style:font-size-asian="48pt" style:font-name-complex="Arial2" style:font-size-complex="48pt"/>
    </style:style>
    <style:style style:name="T77" style:family="text">
      <style:text-properties fo:color="#c0c0c0" style:font-name="MV Boli" fo:font-size="54pt" fo:text-shadow="1pt 1pt" style:font-size-asian="54pt" style:font-name-complex="Arial2" style:font-size-complex="54pt"/>
    </style:style>
    <style:style style:name="T78" style:family="text">
      <style:text-properties fo:color="#c0c0c0" style:text-outline="true" style:font-name="MV Boli" fo:font-size="54pt" fo:text-shadow="1pt 1pt" style:font-size-asian="54pt" style:font-name-complex="Arial2" style:font-size-complex="54pt"/>
    </style:style>
    <style:style style:name="T79" style:family="text">
      <style:text-properties fo:color="#c0c0c0" style:text-outline="true" style:font-name="Charlemagne Std" fo:font-size="54pt" fo:text-shadow="1pt 1pt" style:font-size-asian="54pt" style:font-name-complex="Arial2" style:font-size-complex="54pt"/>
    </style:style>
    <style:style style:name="T80" style:family="text">
      <style:text-properties style:font-name="Adobe Garamond Pro Bold" fo:font-size="22pt" fo:text-shadow="1pt 1pt" style:font-size-asian="22pt" style:font-name-complex="Arial2" style:font-size-complex="22pt"/>
    </style:style>
    <style:style style:name="T81" style:family="text">
      <style:text-properties style:font-name="Cooper Std Black" fo:font-size="22pt" style:font-size-asian="22pt" style:font-name-complex="Arial2" style:font-size-complex="22pt"/>
    </style:style>
    <style:style style:name="T82" style:family="text">
      <style:text-properties style:font-name="Blackoak Std" fo:font-size="22pt" style:font-size-asian="22pt" style:font-name-complex="Arial2" style:font-size-complex="22pt"/>
    </style:style>
    <style:style style:name="T83" style:family="text">
      <style:text-properties style:font-name="Blackoak Std" fo:font-size="20pt" style:font-size-asian="20pt" style:font-name-complex="Arial2" style:font-size-complex="20pt"/>
    </style:style>
    <style:style style:name="T84" style:family="text">
      <style:text-properties style:font-name="Blackoak Std" fo:font-size="18pt" style:font-size-asian="18pt" style:font-name-complex="Arial2" style:font-size-complex="18pt"/>
    </style:style>
    <style:style style:name="T85" style:family="text">
      <style:text-properties style:font-name="Blackoak Std" fo:font-size="18pt" fo:text-shadow="1pt 1pt" style:font-size-asian="18pt" style:font-name-complex="Arial2" style:font-size-complex="18pt"/>
    </style:style>
    <style:style style:name="T86" style:family="text">
      <style:text-properties style:font-name="Poplar Std" fo:font-size="22pt" fo:text-shadow="1pt 1pt" style:font-size-asian="22pt" style:font-name-complex="Arial2" style:font-size-complex="22pt"/>
    </style:style>
    <style:style style:name="T87" style:family="text">
      <style:text-properties style:font-name="Arabic Typesetting" fo:font-size="22pt" fo:text-shadow="1pt 1pt" style:font-size-asian="22pt" style:font-name-complex="Arial2" style:font-size-complex="22pt"/>
    </style:style>
    <style:style style:name="T88" style:family="text">
      <style:text-properties style:font-name="Charlemagne Std" fo:font-size="22pt" fo:text-shadow="1pt 1pt" style:font-size-asian="22pt" style:font-name-complex="Arial2" style:font-size-complex="22pt"/>
    </style:style>
    <style:style style:name="T89" style:family="text">
      <style:text-properties style:font-name="Charlemagne Std" fo:font-size="28pt" fo:text-shadow="1pt 1pt" style:font-size-asian="28pt" style:font-name-complex="Arial2" style:font-size-complex="28pt"/>
    </style:style>
    <style:style style:name="T90" style:family="text">
      <style:text-properties style:font-name="Charlemagne Std" fo:font-size="40pt" fo:text-shadow="1pt 1pt" style:font-size-asian="40pt" style:font-name-complex="Arial2" style:font-size-complex="40pt"/>
    </style:style>
    <style:style style:name="T91" style:family="text">
      <style:text-properties style:font-name="Charlemagne Std" fo:font-size="48pt" fo:text-shadow="1pt 1pt" style:font-size-asian="48pt" style:font-name-complex="Arial2" style:font-size-complex="48pt"/>
    </style:style>
    <style:style style:name="T92" style:family="text">
      <style:text-properties style:font-name="Charlemagne Std" fo:font-size="54pt" fo:text-shadow="1pt 1pt" style:font-size-asian="54pt" style:font-name-complex="Arial2" style:font-size-complex="54pt"/>
    </style:style>
    <style:style style:name="T93" style:family="text">
      <style:text-properties fo:color="#ffffff" style:font-name="MV Boli" fo:font-size="54pt" fo:text-shadow="1pt 1pt" style:font-size-asian="54pt" style:font-name-complex="Arial2" style:font-size-complex="54pt"/>
    </style:style>
    <style:style style:name="T94" style:family="text">
      <style:text-properties fo:color="#ffffff" style:font-name="Charlemagne Std" fo:font-size="54pt" fo:text-shadow="1pt 1pt" style:font-size-asian="54pt" style:font-name-complex="Arial2" style:font-size-complex="54pt"/>
    </style:style>
    <style:style style:name="T95" style:family="text">
      <style:text-properties fo:color="#ffffff" style:text-outline="true" style:font-name="MV Boli" fo:font-size="54pt" fo:text-shadow="1pt 1pt" style:font-size-asian="54pt" style:font-name-complex="Arial2" style:font-size-complex="54pt"/>
    </style:style>
    <style:style style:name="T96" style:family="text">
      <style:text-properties fo:color="#ffffff" style:text-outline="true" style:font-name="Charlemagne Std" fo:font-size="54pt" fo:text-shadow="1pt 1pt" style:font-size-asian="54pt" style:font-name-complex="Arial2" style:font-size-complex="54pt"/>
    </style:style>
    <style:style style:name="T97" style:family="text">
      <style:text-properties fo:color="#e6e6ff" style:font-name="MV Boli" fo:font-size="54pt" fo:text-shadow="1pt 1pt" style:font-size-asian="54pt" style:font-name-complex="Arial2" style:font-size-complex="54pt"/>
    </style:style>
    <style:style style:name="T98" style:family="text">
      <style:text-properties fo:color="#e6e6ff" style:font-name="Charlemagne Std" fo:font-size="54pt" fo:text-shadow="1pt 1pt" style:font-size-asian="54pt" style:font-name-complex="Arial2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mingo, John Carlo R.<text:tab/><text:tab/><text:tab/><text:tab/><text:tab/><text:tab/><text:tab/><text:tab/> <text:s text:c="8"/>01/29/18</text:span></text:p>
      <text:p text:style-name="P1"><text:span text:style-name="T1">ICS1 MWF 1:45PM-3:00PM <text:s text:c="102"/>Laboratory</text:span></text:p>
      <text:p text:style-name="P2"/>
      <text:p text:style-name="P7"><text:span text:style-name="T2">L</text:span><text:span text:style-name="T11">ying in the </text:span><text:span text:style-name="T24">tall grass</text:span><text:span text:style-name="T12"> </text:span><text:span text:style-name="T11">of the African savannah.</text:span></text:p>
      <text:p text:style-name="P4"/>
      <text:p text:style-name="P3"><text:span text:style-name="T3">I</text:span><text:span text:style-name="T47">vory</text:span><text:span text:style-name="T9"> </text:span><text:span text:style-name="T78">sharp teeth</text:span><text:span text:style-name="T79"> </text:span><text:span text:style-name="T45">show, </text:span></text:p>
      <text:p text:style-name="P3"><text:span text:style-name="T45">as you let out <text:s/>a</text:span><text:span text:style-name="T43"> </text:span><text:span text:style-name="T42">FIERCE ROAR.</text:span></text:p>
      <text:p text:style-name="P5"/>
      <text:p text:style-name="P3"><text:span text:style-name="T3">O</text:span><text:span text:style-name="T57">lder, but still</text:span><text:span text:style-name="T8"> </text:span><text:span text:style-name="T85">strong</text:span><text:span text:style-name="T4">, </text:span><text:span text:style-name="T57">you are </text:span></text:p>
      <text:p text:style-name="P3"><text:span text:style-name="T57">the </text:span><text:span text:style-name="T58">ruler <text:s/>of the pride</text:span><text:span text:style-name="T6">.</text:span></text:p>
      <text:p text:style-name="P6"/>
      <text:p text:style-name="P3"><text:span text:style-name="T3">N</text:span><text:span text:style-name="T48">ature has made you the </text:span><text:span text:style-name="T53">KING</text:span><text:span text:style-name="T49"> </text:span></text:p>
      <text:p text:style-name="P3"><text:span text:style-name="T48">of the</text:span><text:span text:style-name="T28"> </text:span><text:span text:style-name="T22">JUNGLE. </text:span><text:bookmark text:name="_GoBack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1" svg:font-family="Mangal"/>
    <style:font-face style:name="Arial Black" svg:font-family="'Arial Black'" style:font-family-generic="roman"/>
    <style:font-face style:name="Bitstream Vera Sans Mono" svg:font-family="'Bitstream Vera Sans Mono'" style:font-family-generic="modern" style:font-pitch="fixed"/>
    <style:font-face style:name="MS Gothic" svg:font-family="'MS Gothic'" style:font-pitch="variable"/>
    <style:font-face style:name="MV Boli" svg:font-family="'MV Boli'" style:font-pitch="variable"/>
    <style:font-face style:name="Tahoma" svg:font-family="Tahoma" style:font-pitch="variable"/>
    <style:font-face style:name="Blackoak Std" svg:font-family="'Blackoak Std'" style:font-adornments="Regular" style:font-family-generic="decorative" style:font-pitch="variable"/>
    <style:font-face style:name="Charlemagne Std" svg:font-family="'Charlemagne Std'" style:font-family-generic="decorative" style:font-pitch="variable"/>
    <style:font-face style:name="Mesquite Std" svg:font-family="'Mesquite Std'" style:font-family-generic="decorative" style:font-pitch="variable"/>
    <style:font-face style:name="Poplar Std" svg:font-family="'Poplar Std'" style:font-family-generic="decorative" style:font-pitch="variable"/>
    <style:font-face style:name="Rosewood Std Regular" svg:font-family="'Rosewood Std Regular'" style:font-family-generic="decorative" style:font-pitch="variable"/>
    <style:font-face style:name="Adobe Fangsong Std R" svg:font-family="'Adobe Fangsong Std R'" style:font-family-generic="roman" style:font-pitch="variable"/>
    <style:font-face style:name="Adobe Garamond Pro Bold" svg:font-family="'Adobe Garamond Pro Bold'" style:font-family-generic="roman" style:font-pitch="variable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iller" svg:font-family="Chiller" style:font-family-generic="roman" style:font-pitch="variable"/>
    <style:font-face style:name="Cooper Std Black" svg:font-family="'Cooper Std Black'" style:font-family-generic="roman" style:font-pitch="variable"/>
    <style:font-face style:name="Jokerman" svg:font-family="Jokerman" style:font-family-generic="roman" style:font-pitch="variable"/>
    <style:font-face style:name="Showcard Gothic" svg:font-family="'Showcard Gothic'" style:font-family-generic="roman" style:font-pitch="variable"/>
    <style:font-face style:name="Trajan Pro" svg:font-family="'Trajan Pro'" style:font-family-generic="roman" style:font-pitch="variable"/>
    <style:font-face style:name="Wide Latin" svg:font-family="'Wide Latin'" style:font-family-generic="roman" style:font-pitch="variable"/>
    <style:font-face style:name="Arabic Typesetting" svg:font-family="'Arabic Typesetting'" style:font-family-generic="script" style:font-pitch="variable"/>
    <style:font-face style:name="Brush Script Std" svg:font-family="'Brush Script Std'" style:font-family-generic="script" style:font-pitch="variable"/>
    <style:font-face style:name="Urdu Typesetting" svg:font-family="'Urdu Typesetting'" style:font-family-generic="script" style:font-pitch="variable"/>
    <style:font-face style:name="Arial" svg:font-family="Arial" style:font-family-generic="swiss" style:font-pitch="variable"/>
    <style:font-face style:name="Hobo Std" svg:font-family="'Hobo Std'" style:font-family-generic="swiss" style:font-pitch="variable"/>
    <style:font-face style:name="Nueva Std Cond" svg:font-family="'Nueva Std Cond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Domingo</meta:initial-creator>
    <meta:editing-cycles>1</meta:editing-cycles>
    <meta:creation-date>2018-01-28T07:45:00</meta:creation-date>
    <dc:date>2018-01-29T14:35:13.39</dc:date>
    <meta:editing-duration>PT38S</meta:editing-duration>
    <meta:generator>OpenOffice.org/3.4.1$Win32 OpenOffice.org_project/341m1$Build-9593</meta:generator>
    <meta:document-statistic meta:table-count="0" meta:image-count="0" meta:object-count="0" meta:page-count="1" meta:paragraph-count="9" meta:word-count="49" meta:character-count="3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